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/>
      <style:text-properties style:font-name="Arial" fo:font-size="14pt" officeooo:rsid="0015f732" officeooo:paragraph-rsid="0015f732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style:font-name="Arial" fo:font-size="14pt" officeooo:rsid="0015f732" officeooo:paragraph-rsid="0015f732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Arial" fo:font-size="14pt" fo:language="uk" fo:country="UA" officeooo:rsid="0015f732" officeooo:paragraph-rsid="0015f732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style:font-name="Arial" fo:font-size="14pt" fo:language="uk" fo:country="UA" officeooo:rsid="0017b4bb" officeooo:paragraph-rsid="0017b4bb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Arial" fo:font-size="14pt" fo:language="uk" fo:country="UA" fo:font-weight="bold" officeooo:rsid="0015f732" officeooo:paragraph-rsid="0015f732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Arial" fo:font-size="14pt" fo:language="uk" fo:country="UA" fo:font-style="italic" officeooo:rsid="0015f732" officeooo:paragraph-rsid="0015f732" style:font-size-asian="14pt" style:font-style-asian="italic" style:font-size-complex="14pt" style:font-style-complex="italic"/>
    </style:style>
    <style:style style:name="P7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style:font-name="Arial" fo:font-size="14pt" fo:language="uk" fo:country="UA" fo:font-style="italic" officeooo:rsid="0015f732" officeooo:paragraph-rsid="0015f732" style:font-size-asian="14pt" style:font-style-asian="italic" style:font-size-complex="14pt" style:font-style-complex="italic"/>
    </style:style>
    <style:style style:name="P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Arial" fo:font-size="14pt" fo:language="uk" fo:country="UA" fo:font-style="italic" officeooo:rsid="0015f732" officeooo:paragraph-rsid="001960c5" style:font-size-asian="14pt" style:font-style-asian="italic" style:font-size-complex="14pt" style:font-style-complex="italic"/>
    </style:style>
    <style:style style:name="P9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style:font-name="Arial" fo:font-size="14pt" fo:language="uk" fo:country="UA" fo:font-style="italic" officeooo:rsid="00162cb4" officeooo:paragraph-rsid="00162cb4" style:font-size-asian="14pt" style:font-style-asian="italic" style:font-size-complex="14pt" style:font-style-complex="italic"/>
    </style:style>
    <style:style style:name="P10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style:font-name="Arial" fo:font-size="14pt" fo:language="uk" fo:country="UA" fo:font-style="italic" officeooo:rsid="0017b336" officeooo:paragraph-rsid="0017b336" style:font-size-asian="14pt" style:font-style-asian="italic" style:font-size-complex="14pt" style:font-style-complex="italic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/>
      <style:text-properties style:font-name="Arial" fo:font-size="14pt" fo:language="uk" fo:country="UA" fo:font-style="italic" style:text-underline-style="solid" style:text-underline-width="auto" style:text-underline-color="font-color" officeooo:rsid="0015f732" officeooo:paragraph-rsid="0015f732" style:font-size-asian="14pt" style:font-style-asian="italic" style:font-size-complex="14pt" style:font-style-complex="italic"/>
    </style:style>
    <style:style style:name="P12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style:font-name="Arial" fo:font-size="14pt" fo:language="uk" fo:country="UA" fo:font-style="italic" fo:font-weight="bold" officeooo:rsid="0017b4bb" officeooo:paragraph-rsid="0017b4bb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Arial" fo:font-size="14pt" fo:font-style="italic" officeooo:rsid="0015f732" officeooo:paragraph-rsid="0015f732" style:font-size-asian="14pt" style:font-style-asian="italic" style:font-size-complex="14pt" style:font-style-complex="italic"/>
    </style:style>
    <style:style style:name="P1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Arial" fo:font-size="14pt" fo:font-style="italic" officeooo:rsid="0015f732" officeooo:paragraph-rsid="0015f732" style:font-size-asian="14pt" style:font-style-asian="italic" style:font-size-complex="14pt" style:font-style-complex="italic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Arial" fo:font-size="14pt" fo:font-style="italic" officeooo:rsid="0015f732" officeooo:paragraph-rsid="0015f732" style:font-size-asian="14pt" style:font-style-asian="italic" style:font-size-complex="14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style:text-underline-style="none"/>
    </style:style>
    <style:style style:name="T7" style:family="text">
      <style:text-properties fo:language="uk" fo:country="UA" fo:font-style="italic" style:font-style-asian="italic" style:font-style-complex="italic"/>
    </style:style>
    <style:style style:name="T8" style:family="text">
      <style:text-properties fo:language="uk" fo:country="UA"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2a6099" loext:opacity="100%" fo:language="uk" fo:country="U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ff0000" loext:opacity="100%" fo:language="uk" fo:country="UA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Я</text:span><text:span text:style-name="T2">DFrames</text:span><text:span text:style-name="T1"> – </text:span><text:span text:style-name="T4">це підкатегорія, розділу </text:span><text:span text:style-name="T5">Я</text:span><text:span text:style-name="T2">Decor</text:span><text:span text:style-name="T1">. </text:span><text:span text:style-name="T4">Причина її появи і її основна </text:span><text:span text:style-name="T10">міссіїя</text:span><text:span text:style-name="T4"> створити цільовий продукт для центрів </text:span><text:span text:style-name="T5">ФОТОдруку</text:span><text:span text:style-name="T4">, там окрім чашок і рамок нічого нема. Оскільки це сімейство </text:span><text:span text:style-name="T5">Я</text:span><text:span text:style-name="T2">D</text:span><text:span text:style-name="T1">, </text:span><text:span text:style-name="T4">то це про </text:span><text:span text:style-name="T15">вишуканість, штучність, унікальність</text:span><text:span text:style-name="T4"> і тд. Не потрібно вплєтати все сюди. Для </text:span><text:span text:style-name="T5">маркетингу</text:span><text:span text:style-name="T4"> і </text:span><text:span text:style-name="T5">просування</text:span><text:span text:style-name="T4"> можна використовувати декілька стовпів. На перший погляд може здатись що </text:span><text:span text:style-name="T6">пластик і вишуканість несумістні речі, але це оманливо</text:span><text:span text:style-name="T4">. По перше </text:span><text:span text:style-name="T5">всі люблять очима</text:span><text:span text:style-name="T4"> зникає ефект дешевизни, по друге </text:span><text:span text:style-name="T5">унікальний гнучкий дизайн</text:span><text:span text:style-name="T4"> який ідеально підлаштовується під </text:span><text:span text:style-name="T7">особливості індивідуального інтерєру. </text:span></text:p>
      <text:p text:style-name="P2"><text:span text:style-name="T8">Це буде ряд виробів розділений на логічні групи для легшего сприйняття клієнтом, потрібно давати продумані за клієнтів варіанти:</text:span></text:p>
      <text:p text:style-name="P13"><text:span text:style-name="T4">- </text:span><text:span text:style-name="T1">Ukraine</text:span></text:p>
      <text:p text:style-name="P14"><text:span text:style-name="T1">- Love</text:span></text:p>
      <text:p text:style-name="P14"><text:span text:style-name="T1">- Family</text:span></text:p>
      <text:p text:style-name="P14"><text:span text:style-name="T1">- Kids</text:span></text:p>
      <text:p text:style-name="P14"><text:span text:style-name="T1">- Memory</text:span></text:p>
      <text:p text:style-name="P13"><text:span text:style-name="T1">- Trends</text:span></text:p>
      <text:p text:style-name="P14"><text:span text:style-name="T1">- </text:span><text:span text:style-name="T4">Я</text:span><text:span text:style-name="T1">DFrames (</text:span><text:span text:style-name="T4">сюди входять вироби неправильної форми фрактал\полігон\вороніє/геометрікал і тд</text:span><text:span text:style-name="T1">).</text:span></text:p>
      <text:p text:style-name="P14"><text:span text:style-name="T1">- Your ideas, Your rules</text:span></text:p>
      <text:p text:style-name="P3"><text:span text:style-name="T17">Категорії і модельний ряд можно розширювати після узгодження з мр.Данило. </text:span></text:p>
      <text:p text:style-name="P3"><text:span text:style-name="T17">Деякі з цих виробів будуть проходити фінішну обробку, у вигляді </text:span><text:span text:style-name="T12">грунтовки+покраски+лак</text:span><text:span text:style-name="T17">, або </text:span><text:span text:style-name="T12">встановлення магнітів</text:span><text:span text:style-name="T17"> (не тільки для холодильнику, завдяки магнітному скотчі це вішається легко і непомітно на будь яку повірхню). Чи навіть серія з </text:span><text:span text:style-name="T12">ЛЕД чи РГБ діодами</text:span><text:span text:style-name="T17">. </text:span></text:p>
      <text:p text:style-name="P5"><text:span text:style-name="T17">Задачі:</text:span></text:p>
      <text:p text:style-name="P8">1. не тільки зробити круті фото рамок в різних кольорах і різних сетапах.</text:p>
      <text:p text:style-name="P8">2. <text:span text:style-name="T16">Ці моделі потрібно створювати. І розширювати базу</text:span></text:p>
      <text:p text:style-name="P6">3. Перші кроки зроблені за рахунок фрі-аутсоср, + ШІ.</text:p>
      <text:p text:style-name="P6">4. <text:span text:style-name="T16">Створити Гугул каталог</text:span></text:p>
      <text:p text:style-name="P11">5. Створити друкований каталог</text:p>
      <text:p text:style-name="P7">6. Запасатись певними моделями (буде ясно після перших договорів)</text:p>
      <text:p text:style-name="P9">7. <text:span text:style-name="T16">Створити відео-рекламу</text:span></text:p>
      <text:p text:style-name="P10">8. Викласти на сайт</text:p>
      <text:p text:style-name="P4"><text:span text:style-name="T17">ПО друкованому каталогу, і взагалі щоб зрозуміти суть спробуйте використати ці лозунги, які будуть супроводжуваттись відповідним відеорядом чи просто фото: </text:span></text:p>
      <text:p text:style-name="P4"><text:span text:style-name="T17">- </text:span><text:span text:style-name="T14">Не обмежуйте свої спогади</text:span></text:p>
      <text:p text:style-name="P12">- Не загоняйте свої почуття у рамки</text:p>
      <text:p text:style-name="P12">- Ваші емоції мають свою унікальну форму</text:p>
      <text:p text:style-name="P12">- Загорніть свій спогад у щось дійсно особливе </text:p>
      <text:p text:style-name="P12"><text:soft-page-break/>- Ця рамка так личить твоєму інтерьеру, бо вона теж особлива/унікальна</text:p>
      <text:p text:style-name="P12">- Приверніть увагу до важливого звичними формами / символічними образам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3:50:08.533000000</meta:creation-date>
    <dc:date>2025-05-09T04:33:15.754000000</dc:date>
    <meta:editing-duration>PT43M5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8" meta:word-count="300" meta:character-count="2014" meta:non-whitespace-character-count="1736"/>
  </office:meta>
</office:document-meta>
</file>